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e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3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ackground-color="#ffff99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6"/>
        <table:table-column table:style-name="co2" table:default-cell-style-name="ce9"/>
        <table:table-column table:style-name="co2" table:number-columns-repeated="7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ce13"/>
        <table:table-column table:style-name="co3" table:default-cell-style-name="ce6"/>
        <table:table-column table:style-name="co3" table:number-columns-repeated="9" table:default-cell-style-name="Default"/>
        <table:table-column table:style-name="co3" table:default-cell-style-name="ce9"/>
        <table:table-column table:style-name="co3" table:number-columns-repeated="5" table:default-cell-style-name="ce6"/>
        <table:table-column table:style-name="co3" table:default-cell-style-name="ce13"/>
        <table:table-column table:style-name="co4" table:default-cell-style-name="ce16"/>
        <table:table-column table:style-name="co3" table:default-cell-style-name="ce6"/>
        <table:table-column table:style-name="co4" table:default-cell-style-name="ce16"/>
        <table:table-column table:style-name="co3" table:number-columns-repeated="3" table:default-cell-style-name="ce6"/>
        <table:table-column table:style-name="co3" table:default-cell-style-name="ce19"/>
        <table:table-column table:style-name="co4" table:default-cell-style-name="ce16"/>
        <table:table-column table:style-name="co3" table:number-columns-repeated="2" table:default-cell-style-name="ce6"/>
        <table:table-column table:style-name="co3" table:default-cell-style-name="ce19"/>
        <table:table-column table:style-name="co4" table:default-cell-style-name="ce16"/>
        <table:table-column table:style-name="co5" table:default-cell-style-name="ce22"/>
        <table:table-column table:style-name="co6" table:number-columns-repeated="4" table:default-cell-style-name="ce11"/>
        <table:table-column table:style-name="co4" table:default-cell-style-name="ce16"/>
        <table:table-column table:style-name="co6" table:default-cell-style-name="ce26"/>
        <table:table-column table:style-name="co7" table:default-cell-style-name="ce29"/>
        <table:table-column table:style-name="co4" table:default-cell-style-name="ce16"/>
        <table:table-column table:style-name="co6" table:default-cell-style-name="ce26"/>
        <table:table-column table:style-name="co2" table:default-cell-style-name="ce32"/>
        <table:table-column table:style-name="co4" table:default-cell-style-name="ce16"/>
        <table:table-column table:style-name="co6" table:default-cell-style-name="ce26"/>
        <table:table-column table:style-name="co7" table:default-cell-style-name="ce29"/>
        <table:table-column table:style-name="co2" table:number-columns-repeated="962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5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4 – LT</text:p>
          </table:table-cell>
          <table:table-cell table:style-name="ce12" office:value-type="string" calcext:value-type="string">
            <text:p>RN</text:p>
          </table:table-cell>
          <table:table-cell table:style-name="ce14" office:value-type="string" calcext:value-type="string">
            <text:p>M3-P</text:p>
          </table:table-cell>
          <table:table-cell table:style-name="ce14" office:value-type="string" calcext:value-type="string">
            <text:p>A15</text:p>
          </table:table-cell>
          <table:table-cell table:style-name="ce14" office:value-type="string" calcext:value-type="string">
            <text:p>A16</text:p>
          </table:table-cell>
          <table:table-cell table:style-name="ce14" office:value-type="string" calcext:value-type="string">
            <text:p>A17</text:p>
          </table:table-cell>
          <table:table-cell table:style-name="ce14" office:value-type="string" calcext:value-type="string">
            <text:p>A17 – LT</text:p>
          </table:table-cell>
          <table:table-cell table:style-name="ce14" office:value-type="string" calcext:value-type="string">
            <text:p>A18 – RD</text:p>
          </table:table-cell>
          <table:table-cell table:style-name="ce14" office:value-type="string" calcext:value-type="string">
            <text:p>A18 – FD</text:p>
          </table:table-cell>
          <table:table-cell table:style-name="ce14" office:value-type="string" calcext:value-type="string">
            <text:p>A19</text:p>
          </table:table-cell>
          <table:table-cell table:style-name="ce14" office:value-type="string" calcext:value-type="string">
            <text:p>A20</text:p>
          </table:table-cell>
          <table:table-cell table:style-name="ce14" office:value-type="string" calcext:value-type="string">
            <text:p>A21</text:p>
          </table:table-cell>
          <table:table-cell table:style-name="ce12" office:value-type="string" calcext:value-type="string">
            <text:p>RN</text:p>
          </table:table-cell>
          <table:table-cell table:style-name="ce11" office:value-type="string" calcext:value-type="string">
            <text:p>A22</text:p>
          </table:table-cell>
          <table:table-cell table:style-name="ce11" office:value-type="string" calcext:value-type="string">
            <text:p>A23 – 1</text:p>
          </table:table-cell>
          <table:table-cell table:style-name="ce11" office:value-type="string" calcext:value-type="string">
            <text:p>A23 – 2</text:p>
          </table:table-cell>
          <table:table-cell table:style-name="ce11" office:value-type="string" calcext:value-type="string">
            <text:p>A24</text:p>
          </table:table-cell>
          <table:table-cell table:style-name="ce14" office:value-type="string" calcext:value-type="string">
            <text:p>M4-P</text:p>
          </table:table-cell>
          <table:table-cell table:style-name="ce12" office:value-type="string" calcext:value-type="string">
            <text:p>RN</text:p>
          </table:table-cell>
          <table:table-cell table:style-name="ce15"/>
          <table:table-cell table:style-name="ce11" office:value-type="string" calcext:value-type="string">
            <text:p>RN – FINAL</text:p>
          </table:table-cell>
          <table:table-cell table:style-name="ce15"/>
          <table:table-cell table:style-name="ce11" office:value-type="string" calcext:value-type="string">
            <text:p>FP 1 – Poster</text:p>
          </table:table-cell>
          <table:table-cell table:style-name="ce11" office:value-type="string" calcext:value-type="string">
            <text:p>FP 2 – Present</text:p>
          </table:table-cell>
          <table:table-cell table:style-name="ce11" office:value-type="string" calcext:value-type="string">
            <text:p>FP 3 – Paper</text:p>
          </table:table-cell>
          <table:table-cell table:style-name="ce18" office:value-type="string" calcext:value-type="string">
            <text:p>FP Final</text:p>
          </table:table-cell>
          <table:table-cell table:style-name="ce15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8" office:value-type="string" calcext:value-type="string">
            <text:p>CP – Final</text:p>
          </table:table-cell>
          <table:table-cell table:style-name="ce15"/>
          <table:table-cell table:style-name="ce20" office:value-type="string" calcext:value-type="string">
            <text:p>Final Grade</text:p>
          </table:table-cell>
          <table:table-cell table:style-name="ce21" office:value-type="string" calcext:value-type="string">
            <text:p>Final Grade</text:p>
          </table:table-cell>
          <table:table-cell table:style-name="ce21" office:value-type="string" calcext:value-type="string">
            <text:p>Submitted Grade</text:p>
          </table:table-cell>
          <table:table-cell table:style-name="ce21" office:value-type="string" calcext:value-type="string">
            <text:p>Final GPA</text:p>
          </table:table-cell>
          <table:table-cell table:style-name="ce21" office:value-type="string" calcext:value-type="string">
            <text:p>Submitted GPA</text:p>
          </table:table-cell>
          <table:table-cell table:style-name="ce15"/>
          <table:table-cell table:style-name="ce25" office:value-type="string" calcext:value-type="string">
            <text:p>Letter Grade</text:p>
          </table:table-cell>
          <table:table-cell table:style-name="ce28" office:value-type="string" calcext:value-type="string">
            <text:p>Numerical Grade</text:p>
          </table:table-cell>
          <table:table-cell table:style-name="ce15"/>
          <table:table-cell table:style-name="ce25" office:value-type="string" calcext:value-type="string">
            <text:p>Letter Grade</text:p>
          </table:table-cell>
          <table:table-cell table:style-name="ce31" office:value-type="string" calcext:value-type="string">
            <text:p>GPA </text:p>
          </table:table-cell>
          <table:table-cell table:style-name="ce15"/>
          <table:table-cell table:style-name="ce25"/>
          <table:table-cell table:style-name="ce28"/>
          <table:table-cell table:style-name="ce35" table:number-columns-repeated="962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formula="of:=(SUM(VLOOKUP([.AN2]; [.$BC$3:.$BD$15]; 2; 0); VLOOKUP([.AO2]; [.$BC$3:.$BD$15]; 2; 0); VLOOKUP([.AP2]; [.$BC$3:.$BD$15]; 2; 0))) / 300 * 0.2" office:value-type="float" office:value="0.187333333333333" calcext:value-type="float">
            <text:p>0.187333333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formula="of:=(SUM(VLOOKUP([.AS2]; [.$BC$3:.$BD$15]; 2; 0); VLOOKUP([.AT2]; [.$BC$3:.$BD$15]; 2; 0))) / 200 * 0.1" office:value-type="float" office:value="0.096" calcext:value-type="float">
            <text:p>0.096</text:p>
          </table:table-cell>
          <table:table-cell/>
          <table:table-cell table:style-name="ce20"/>
          <table:table-cell table:style-name="ce21" table:formula="of:=IF([.AW#REF!]&gt;=0.9875;&quot;A+&quot;;  IF([.AW#REF!]&gt;=0.94; &quot;A&quot;; IF([.AW#REF!]&gt;=0.9; &quot;A-&quot;; IF([.AW#REF!]&gt;=0.87; &quot;B+&quot;; IF([.AW#REF!]&gt;=0.84;&quot;B&quot;; IF([.AW#REF!]&gt;=0.8; &quot;B-&quot;; IF([.AW#REF!]&gt;=0.77; &quot;C+&quot;; IF([.AW#REF!]&gt;=0.74;&quot;C&quot;; IF([.AW#REF!]&gt;=0.7; &quot;C-&quot;; IF([.AW#REF!]&gt;=0.67; &quot;D+&quot;; IF([.AW#REF!]&gt;=0.64;&quot;D&quot;; IF([.AW#REF!]&gt;=0.6; &quot;D-&quot;; &quot;F&quot;))))))))))))" office:value-type="string" office:string-value="" calcext:value-type="error">
            <text:p>#REF!</text:p>
          </table:table-cell>
          <table:table-cell table:style-name="ce21" office:value-type="string" calcext:value-type="string">
            <text:p>B+</text:p>
          </table:table-cell>
          <table:table-cell table:style-name="ce21" table:formula="of:=VLOOKUP([.AX2]; [.$BF$2:.$BG$15]; 2; 0)" office:value-type="string" office:string-value="" calcext:value-type="error">
            <text:p>#REF!</text:p>
          </table:table-cell>
          <table:table-cell table:style-name="ce21"/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formula="of:=(SUM(VLOOKUP([.AN3]; [.$BC$3:.$BD$15]; 2; 0); VLOOKUP([.AO3]; [.$BC$3:.$BD$15]; 2; 0); VLOOKUP([.AP3]; [.$BC$3:.$BD$15]; 2; 0))) / 300 * 0.2" office:value-type="float" office:value="0.172" calcext:value-type="float">
            <text:p>0.172</text:p>
          </table:table-cell>
          <table:table-cell/>
          <table:table-cell table:number-columns-repeated="2" office:value-type="string" calcext:value-type="string">
            <text:p>B+</text:p>
          </table:table-cell>
          <table:table-cell table:formula="of:=(SUM(VLOOKUP([.AS3]; [.$BC$3:.$BD$15]; 2; 0); VLOOKUP([.AT3]; [.$BC$3:.$BD$15]; 2; 0))) / 200 * 0.1" office:value-type="float" office:value="0.089" calcext:value-type="float">
            <text:p>0.089</text:p>
          </table:table-cell>
          <table:table-cell/>
          <table:table-cell table:style-name="ce20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formula="of:=(SUM(VLOOKUP([.AN4]; [.$BC$3:.$BD$15]; 2; 0); VLOOKUP([.AO4]; [.$BC$3:.$BD$15]; 2; 0); VLOOKUP([.AP4]; [.$BC$3:.$BD$15]; 2; 0))) / 300 * 0.2" office:value-type="float" office:value="0.121333333333333" calcext:value-type="float">
            <text:p>0.1213333333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formula="of:=(SUM(VLOOKUP([.AS4]; [.$BC$3:.$BD$15]; 2; 0); VLOOKUP([.AT4]; [.$BC$3:.$BD$15]; 2; 0))) / 200 * 0.1" office:value-type="float" office:value="0.086" calcext:value-type="float">
            <text:p>0.086</text:p>
          </table:table-cell>
          <table:table-cell/>
          <table:table-cell table:style-name="ce20"/>
          <table:table-cell table:style-name="ce21"/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N5]; [.$BC$3:.$BD$15]; 2; 0); VLOOKUP([.AO5]; [.$BC$3:.$BD$15]; 2; 0); VLOOKUP([.AP5]; [.$BC$3:.$BD$15]; 2; 0))) / 300 * 0.2" office:value-type="float" office:value="0.165333333333333" calcext:value-type="float">
            <text:p>0.1653333333</text:p>
          </table:table-cell>
          <table:table-cell/>
          <table:table-cell table:number-columns-repeated="2" office:value-type="string" calcext:value-type="string">
            <text:p>B-</text:p>
          </table:table-cell>
          <table:table-cell table:formula="of:=(SUM(VLOOKUP([.AS5]; [.$BC$3:.$BD$15]; 2; 0); VLOOKUP([.AT5]; [.$BC$3:.$BD$15]; 2; 0))) / 200 * 0.1" office:value-type="float" office:value="0.083" calcext:value-type="float">
            <text:p>0.083</text:p>
          </table:table-cell>
          <table:table-cell/>
          <table:table-cell table:style-name="ce21" table:formula="of:=AVERAGE([#REF!])" office:value-type="string" office:string-value="" calcext:value-type="error">
            <text:p>#REF!</text:p>
          </table:table-cell>
          <table:table-cell table:style-name="ce21"/>
          <table:table-cell table:style-name="ce21" office:value-type="string" calcext:value-type="string">
            <text:p>C-</text:p>
          </table:table-cell>
          <table:table-cell table:style-name="ce21" table:number-columns-repeated="2"/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65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17"/>
          <table:table-cell table:number-columns-repeated="2"/>
          <table:table-cell table:style-name="ce17"/>
          <table:table-cell table:style-name="ce7" table:number-columns-repeated="4"/>
          <table:table-cell table:style-name="ce17"/>
          <table:table-cell table:style-name="ce7" table:number-columns-repeated="3"/>
          <table:table-cell table:style-name="ce17"/>
          <table:table-cell table:style-name="ce7"/>
          <table:table-cell table:style-name="ce23"/>
          <table:table-cell table:style-name="ce23" office:value-type="string" calcext:value-type="string">
            <text:p>C-</text:p>
          </table:table-cell>
          <table:table-cell table:style-name="ce23" table:number-columns-repeated="2"/>
          <table:table-cell table:style-name="ce17"/>
          <table:table-cell table:style-name="Default"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table:style-name="Default" office:value-type="string" calcext:value-type="string">
            <text:p>B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Default"/>
          <table:table-cell table:style-name="ce34"/>
          <table:table-cell table:style-name="ce17" table:number-columns-repeated="96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 table:number-columns-repeated="3"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N7]; [.$BC$3:.$BD$15]; 2; 0); VLOOKUP([.AO7]; [.$BC$3:.$BD$15]; 2; 0); VLOOKUP([.AP7]; [.$BC$3:.$BD$15]; 2; 0))) / 300 * 0.2" office:value-type="float" office:value="0.163333333333333" calcext:value-type="float">
            <text:p>0.1633333333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S7]; [.$BC$3:.$BD$15]; 2; 0); VLOOKUP([.AT7]; [.$BC$3:.$BD$15]; 2; 0))) / 200 * 0.1" office:value-type="float" office:value="0.086" calcext:value-type="float">
            <text:p>0.086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3"/>
          <table:table-cell table:number-columns-repeated="3" office:value-type="string" calcext:value-type="string">
            <text:p>B+</text:p>
          </table:table-cell>
          <table:table-cell table:formula="of:=(SUM(VLOOKUP([.AN8]; [.$BC$3:.$BD$15]; 2; 0); VLOOKUP([.AO8]; [.$BC$3:.$BD$15]; 2; 0); VLOOKUP([.AP8]; [.$BC$3:.$BD$15]; 2; 0))) / 300 * 0.2" office:value-type="float" office:value="0.178" calcext:value-type="float">
            <text:p>0.178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S8]; [.$BC$3:.$BD$15]; 2; 0); VLOOKUP([.AT8]; [.$BC$3:.$BD$15]; 2; 0))) / 200 * 0.1" office:value-type="float" office:value="0.086" calcext:value-type="float">
            <text:p>0.086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C+</text:p>
          </table:table-cell>
          <table:table-cell table:style-name="ce21" table:number-columns-repeated="2"/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formula="of:=(SUM(VLOOKUP([.AN9]; [.$BC$3:.$BD$15]; 2; 0); VLOOKUP([.AO9]; [.$BC$3:.$BD$15]; 2; 0); VLOOKUP([.AP9]; [.$BC$3:.$BD$15]; 2; 0))) / 300 * 0.2" office:value-type="float" office:value="0.169333333333333" calcext:value-type="float">
            <text:p>0.1693333333</text:p>
          </table:table-cell>
          <table:table-cell/>
          <table:table-cell table:number-columns-repeated="2" office:value-type="string" calcext:value-type="string">
            <text:p>B+</text:p>
          </table:table-cell>
          <table:table-cell table:formula="of:=(SUM(VLOOKUP([.AS9]; [.$BC$3:.$BD$15]; 2; 0); VLOOKUP([.AT9]; [.$BC$3:.$BD$15]; 2; 0))) / 200 * 0.1" office:value-type="float" office:value="0.089" calcext:value-type="float">
            <text:p>0.089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formula="of:=(SUM(VLOOKUP([.AN10]; [.$BC$3:.$BD$15]; 2; 0); VLOOKUP([.AO10]; [.$BC$3:.$BD$15]; 2; 0); VLOOKUP([.AP10]; [.$BC$3:.$BD$15]; 2; 0))) / 300 * 0.2" office:value-type="float" office:value="0.188" calcext:value-type="float">
            <text:p>0.188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formula="of:=(SUM(VLOOKUP([.AS10]; [.$BC$3:.$BD$15]; 2; 0); VLOOKUP([.AT10]; [.$BC$3:.$BD$15]; 2; 0))) / 200 * 0.1" office:value-type="float" office:value="0.091" calcext:value-type="float">
            <text:p>0.091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C+</text:p>
          </table:table-cell>
          <table:table-cell table:style-name="ce21" table:number-columns-repeated="2"/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3"/>
          <table:table-cell table:number-columns-repeated="3" office:value-type="string" calcext:value-type="string">
            <text:p>C+</text:p>
          </table:table-cell>
          <table:table-cell table:formula="of:=(SUM(VLOOKUP([.AN11]; [.$BC$3:.$BD$15]; 2; 0); VLOOKUP([.AO11]; [.$BC$3:.$BD$15]; 2; 0); VLOOKUP([.AP11]; [.$BC$3:.$BD$15]; 2; 0))) / 300 * 0.2" office:value-type="float" office:value="0.158" calcext:value-type="float">
            <text:p>0.15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formula="of:=(SUM(VLOOKUP([.AS11]; [.$BC$3:.$BD$15]; 2; 0); VLOOKUP([.AT11]; [.$BC$3:.$BD$15]; 2; 0))) / 200 * 0.1" office:value-type="float" office:value="0.093" calcext:value-type="float">
            <text:p>0.093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B-</text:p>
          </table:table-cell>
          <table:table-cell table:style-name="ce21" table:number-columns-repeated="2"/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6" office:value-type="string" calcext:value-type="string">
            <text:p>C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 table:number-columns-repeated="3"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N12]; [.$BC$3:.$BD$15]; 2; 0); VLOOKUP([.AO12]; [.$BC$3:.$BD$15]; 2; 0); VLOOKUP([.AP12]; [.$BC$3:.$BD$15]; 2; 0))) / 300 * 0.2" office:value-type="float" office:value="0.163333333333333" calcext:value-type="float">
            <text:p>0.1633333333</text:p>
          </table:table-cell>
          <table:table-cell/>
          <table:table-cell table:number-columns-repeated="2" office:value-type="string" calcext:value-type="string">
            <text:p>B-</text:p>
          </table:table-cell>
          <table:table-cell table:formula="of:=(SUM(VLOOKUP([.AS12]; [.$BC$3:.$BD$15]; 2; 0); VLOOKUP([.AT12]; [.$BC$3:.$BD$15]; 2; 0))) / 200 * 0.1" office:value-type="float" office:value="0.083" calcext:value-type="float">
            <text:p>0.083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B+</text:p>
          </table:table-cell>
          <table:table-cell table:style-name="ce21" table:number-columns-repeated="2"/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3"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formula="of:=(SUM(VLOOKUP([.AN13]; [.$BC$3:.$BD$15]; 2; 0); VLOOKUP([.AO13]; [.$BC$3:.$BD$15]; 2; 0); VLOOKUP([.AP13]; [.$BC$3:.$BD$15]; 2; 0))) / 300 * 0.2" office:value-type="float" office:value="0.174" calcext:value-type="float">
            <text:p>0.174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S13]; [.$BC$3:.$BD$15]; 2; 0); VLOOKUP([.AT13]; [.$BC$3:.$BD$15]; 2; 0))) / 200 * 0.1" office:value-type="float" office:value="0.086" calcext:value-type="float">
            <text:p>0.086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A-</text:p>
          </table:table-cell>
          <table:table-cell table:style-name="ce21" table:number-columns-repeated="2"/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table:formula="of:=(SUM(VLOOKUP([.AN14]; [.$BC$3:.$BD$15]; 2; 0); VLOOKUP([.AO14]; [.$BC$3:.$BD$15]; 2; 0); VLOOKUP([.AP14]; [.$BC$3:.$BD$15]; 2; 0))) / 300 * 0.2" office:value-type="float" office:value="0.176" calcext:value-type="float">
            <text:p>0.17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formula="of:=(SUM(VLOOKUP([.AS14]; [.$BC$3:.$BD$15]; 2; 0); VLOOKUP([.AT14]; [.$BC$3:.$BD$15]; 2; 0))) / 200 * 0.1" office:value-type="float" office:value="0.096" calcext:value-type="float">
            <text:p>0.096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C+</text:p>
          </table:table-cell>
          <table:table-cell table:style-name="ce21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65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-</text:p>
          </table:table-cell>
          <table:table-cell table:formula="of:=(SUM(VLOOKUP([.AN15]; [.$BC$3:.$BD$15]; 2; 0); VLOOKUP([.AO15]; [.$BC$3:.$BD$15]; 2; 0); VLOOKUP([.AP15]; [.$BC$3:.$BD$15]; 2; 0))) / 300 * 0.2" office:value-type="float" office:value="0.0993333333333333" calcext:value-type="float">
            <text:p>0.099333333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formula="of:=(SUM(VLOOKUP([.AS15]; [.$BC$3:.$BD$15]; 2; 0); VLOOKUP([.AT15]; [.$BC$3:.$BD$15]; 2; 0))) / 200 * 0.1" office:value-type="float" office:value="0.0925" calcext:value-type="float">
            <text:p>0.0925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B-</text:p>
          </table:table-cell>
          <table:table-cell table:style-name="ce21" table:number-columns-repeated="2"/>
          <table:table-cell/>
          <table:table-cell table:style-name="ce27"/>
          <table:table-cell table:style-name="ce30"/>
          <table:table-cell/>
          <table:table-cell table:style-name="ce27"/>
          <table:table-cell table:style-name="ce33"/>
          <table:table-cell table:number-columns-repeated="965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 table:number-columns-repeated="3"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formula="of:=(SUM(VLOOKUP([.AN16]; [.$BC$3:.$BD$15]; 2; 0); VLOOKUP([.AO16]; [.$BC$3:.$BD$15]; 2; 0); VLOOKUP([.AP16]; [.$BC$3:.$BD$15]; 2; 0))) / 300 * 0.2" office:value-type="float" office:value="0.176" calcext:value-type="float">
            <text:p>0.176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formula="of:=(SUM(VLOOKUP([.AS16]; [.$BC$3:.$BD$15]; 2; 0); VLOOKUP([.AT16]; [.$BC$3:.$BD$15]; 2; 0))) / 200 * 0.1" office:value-type="float" office:value="0.093" calcext:value-type="float">
            <text:p>0.093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B-</text:p>
          </table:table-cell>
          <table:table-cell table:style-name="ce21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29"/>
          <table:table-cell table:number-columns-repeated="2"/>
          <table:table-cell table:style-name="Default"/>
          <table:table-cell table:number-columns-repeated="962"/>
        </table:table-row>
        <table:table-row table:style-name="ro1">
          <table:table-cell table:number-columns-repeated="18"/>
          <table:table-cell table:style-name="ce9"/>
          <table:table-cell table:number-columns-repeated="16"/>
          <table:table-cell table:style-name="ce9"/>
          <table:table-cell table:number-columns-repeated="13"/>
          <table:table-cell table:style-name="ce21"/>
          <table:table-cell table:style-name="ce21" office:value-type="string" calcext:value-type="string">
            <text:p>B+</text:p>
          </table:table-cell>
          <table:table-cell table:style-name="ce21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29"/>
          <table:table-cell table:number-columns-repeated="965"/>
        </table:table-row>
        <table:table-row table:style-name="ro1">
          <table:table-cell table:style-name="ce2"/>
          <table:table-cell table:number-columns-repeated="48"/>
          <table:table-cell table:style-name="ce21"/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number-columns-repeated="971"/>
        </table:table-row>
        <table:table-row table:style-name="ro1">
          <table:table-cell table:number-columns-repeated="49"/>
          <table:table-cell table:style-name="ce21"/>
          <table:table-cell table:style-name="ce21" office:value-type="string" calcext:value-type="string">
            <text:p>B+</text:p>
          </table:table-cell>
          <table:table-cell table:style-name="ce21" table:number-columns-repeated="2"/>
          <table:table-cell table:number-columns-repeated="971"/>
        </table:table-row>
        <table:table-row table:style-name="ro1">
          <table:table-cell table:number-columns-repeated="19"/>
          <table:table-cell table:style-name="Default"/>
          <table:table-cell table:number-columns-repeated="29"/>
          <table:table-cell table:style-name="ce21" table:number-columns-repeated="4"/>
          <table:table-cell table:number-columns-repeated="971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29"/>
          <table:table-cell table:style-name="ce21" table:number-columns-repeated="4"/>
          <table:table-cell table:number-columns-repeated="971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29"/>
          <table:table-cell table:style-name="ce24" table:number-columns-repeated="2"/>
          <table:table-cell table:style-name="ce21" table:formula="of:=AVERAGE([.AZ2:.AZ22])" office:value-type="string" office:string-value="" calcext:value-type="error">
            <text:p>#REF!</text:p>
          </table:table-cell>
          <table:table-cell table:style-name="ce21" table:formula="of:=AVERAGE([.BA2:.BA22])" office:value-type="string" office:string-value="" calcext:value-type="error">
            <text:p>#DIV/0!</text:p>
          </table:table-cell>
          <table:table-cell table:number-columns-repeated="971"/>
        </table:table-row>
        <table:table-row table:style-name="ro1" table:number-rows-repeated="1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2:21:26.000570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8T14:21:40.709229445</dc:date>
    <meta:editing-duration>P10DT8H15M44S</meta:editing-duration>
    <meta:editing-cycles>382</meta:editing-cycles>
    <meta:generator>LibreOffice/4.2.8.2$Linux_X86_64 LibreOffice_project/420m0$Build-2</meta:generator>
    <meta:printed-by>Gregory Kapfhammer</meta:printed-by>
    <meta:print-date>2012-12-31T15:26:41</meta:print-date>
    <meta:document-statistic meta:table-count="1" meta:cell-count="718" meta:object-count="0"/>
  </office:meta>
</office:document-meta>
</file>